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2.383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6.996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2.946cm"/>
    </style:style>
    <style:style style:name="co9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 style:data-style-name="N37"/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#ffffa6"/>
      <style:text-properties fo:color="#ff0000"/>
    </style:style>
    <style:style style:name="ce6" style:family="table-cell" style:parent-style-name="Default">
      <style:table-cell-properties fo:background-color="#ffffa6"/>
      <style:text-properties fo:color="#3faf46"/>
    </style:style>
    <style:style style:name="ce7" style:family="table-cell" style:parent-style-name="Default">
      <style:table-cell-properties fo:background-color="#ffffa6"/>
    </style:style>
    <style:style style:name="ce1" style:family="table-cell" style:parent-style-name="Default">
      <style:table-cell-properties fo:background-color="#069a2e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ace sampling</text:p>
          </table:table-cell>
          <table:table-cell office:value-type="string" calcext:value-type="string">
            <text:p>ordination</text:p>
          </table:table-cell>
          <table:table-cell table:style-name="Default"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2"/>
          <table:table-cell office:value-type="string" calcext:value-type="string">
            <text:p>ace_continuous_50t_BMOU_5fossil_2ace_ord_00a</text:p>
          </table:table-cell>
          <table:table-cell table:number-columns-repeated="2"/>
          <table:table-cell office:value-type="string" calcext:value-type="string">
            <text:p>Caleb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5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table:style-name="ce4"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5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10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0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0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0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0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0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0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0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0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0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1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2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3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4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5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6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7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8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10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0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0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0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0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0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0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0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0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0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1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2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3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4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5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6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7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9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10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office:value-type="string" calcext:value-type="string">
            <text:p>../acedisparity/Data/cluster/discrete/rmaxes</text:p>
          </table:table-cell>
          <table:table-cell/>
          <table:table-cell office:value-type="string" calcext:value-type="string">
            <text:p>7929071_00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0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0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0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0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0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0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0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0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0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1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0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2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0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3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0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4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0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5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0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6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0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7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0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8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0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1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3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4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5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6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7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8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099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table:number-columns-repeated="2"/>
          <table:table-cell office:value-type="string" calcext:value-type="string">
            <text:p>7929071_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1:36:35.123527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09-18T12:09:35.931551533</dc:date>
    <meta:editing-duration>PT3H16M39S</meta:editing-duration>
    <meta:editing-cycles>8</meta:editing-cycles>
    <meta:generator>LibreOffice/24.2.7.2$Linux_X86_64 LibreOffice_project/420$Build-2</meta:generator>
    <meta:document-statistic meta:table-count="1" meta:cell-count="6327" meta:object-count="0"/>
  </office:meta>
</office:document-meta>
</file>